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52">
      <style:paragraph-properties fo:text-align="start" style:justify-single-word="false"/>
      <style:text-properties officeooo:paragraph-rsid="0019da9c"/>
    </style:style>
    <style:style style:name="P3" style:family="paragraph" style:parent-style-name="Standard">
      <style:paragraph-properties fo:text-align="start" style:justify-single-word="false"/>
      <style:text-properties officeooo:paragraph-rsid="0019da9c"/>
    </style:style>
    <style:style style:name="P4" style:family="paragraph" style:parent-style-name="Standard">
      <style:paragraph-properties fo:text-align="center" style:justify-single-word="false"/>
      <style:text-properties officeooo:paragraph-rsid="0019da9c"/>
    </style:style>
    <style:style style:name="P5" style:family="paragraph" style:parent-style-name="Standard" style:list-style-name="L52">
      <style:paragraph-properties fo:text-align="start" style:justify-single-word="false"/>
      <style:text-properties style:font-name="Liberation Serif" officeooo:paragraph-rsid="0019da9c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9da9c"/>
    </style:style>
    <style:style style:name="P7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a2fc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3" style:data-style-name="N0">0.03</text:variable-set>: The Trigonometric Functions</text:p>
      <text:list xml:id="list9142745252572105129" text:style-name="L52">
        <text:list-item>
          <text:p text:style-name="P2">Identify the opposite, adjacent, and hypotenuse of each of the following triangles:</text:p>
        </text:list-item>
      </text:list>
      <text:p text:style-name="P3"><draw:custom-shape text:anchor-type="paragraph" draw:z-index="4" draw:style-name="gr1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5" draw:style-name="gr2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827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960098216682" text:continue-numbering="true" text:style-name="L52">
        <text:list-item>
          <text:p text:style-name="P2">Calculate the length of each side of the following triangles (not drawn to scale):</text:p>
        </text:list-item>
      </text:list>
      <text:p text:style-name="P3"/>
      <text:p text:style-name="P3"><draw:custom-shape text:anchor-type="paragraph" draw:z-index="8" draw:style-name="gr5" svg:width="1.6748in" svg:height="1.5315in" svg:x="4.1154in" svg:y="0.1528in"><text:p><text:span text:style-name="T5"><text:s text:c="23"/></text:span></text:p><text:p><text:span text:style-name="T5">1.6</text:span><text:span text:style-name="T3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><draw:custom-shape text:anchor-type="paragraph" draw:z-index="9" draw:style-name="gr6" svg:width="2.6114in" svg:height="0.8295in" svg:x="0.5665in" svg:y="0.0472in"><text:p><text:span text:style-name="T5"><text:s text:c="40"/></text:span><text:span text:style-name="T5">6</text:span><text:span text:style-name="T3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960630577674" text:continue-numbering="true" text:style-name="L52">
        <text:list-item>
          <text:p text:style-name="P2">Ivan is walking across a field. <text:s/>He walks <text:span text:style-name="T4">6</text:span>000m in <text:span text:style-name="T4">4</text:span>0 minutes, at a 3<text:span text:style-name="T4">5</text:span><text:span text:style-name="T2">°</text:span><text:span text:style-name="T3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0959429360171" text:continue-numbering="true" text:style-name="L52">
        <text:list-item>
          <text:list>
            <text:list-item>
              <text:p text:style-name="P2">How far west is Ivan from where he started? <text:s text:c="2"/></text:p>
            </text:list-item>
          </text:list>
        </text:list-item>
      </text:list>
      <text:p text:style-name="P3"/>
      <text:p text:style-name="P3"/>
      <text:list xml:id="list80961019261812" text:continue-numbering="true" text:style-name="L52">
        <text:list-item>
          <text:list>
            <text:list-item>
              <text:p text:style-name="P2">How far south is he from where he started? <text:s/></text:p>
            </text:list-item>
          </text:list>
        </text:list-item>
      </text:list>
      <text:p text:style-name="P3"/>
      <text:p text:style-name="P3"/>
      <text:list xml:id="list80960438480097" text:continue-numbering="true" text:style-name="L52">
        <text:list-item>
          <text:list>
            <text:list-item>
              <text:p text:style-name="P2">How fast was Ivan walking?</text:p>
            </text:list-item>
          </text:list>
        </text:list-item>
      </text:list>
      <text:p text:style-name="P3"/>
      <text:p text:style-name="P3"/>
      <text:list xml:id="list80960188256798" text:continue-numbering="true" text:style-name="L52">
        <text:list-item>
          <text:list>
            <text:list-item>
              <text:p text:style-name="P2">How fast was Ivan moving to the west? <text:s/></text:p>
            </text:list-item>
          </text:list>
        </text:list-item>
      </text:list>
      <text:p text:style-name="P3"/>
      <text:p text:style-name="P3"/>
      <text:list xml:id="list80959150791367" text:continue-numbering="true" text:style-name="L52">
        <text:list-item>
          <text:list>
            <text:list-item>
              <text:p text:style-name="P2">How fast was Ivan moving to the south?</text:p>
            </text:list-item>
          </text:list>
        </text:list-item>
      </text:list>
      <text:p text:style-name="P3"/>
      <text:p text:style-name="P3"><text:soft-page-break/></text:p>
      <text:list xml:id="list80960501630512" text:continue-numbering="true" text:style-name="L52">
        <text:list-item>
          <text:p text:style-name="P2">Calculate the indicated angle for each triangle:</text:p>
        </text:list-item>
      </text:list>
      <text:p text:style-name="P3"><draw:custom-shape text:anchor-type="paragraph" draw:z-index="12" draw:style-name="gr9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3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3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0" draw:style-name="gr7" svg:width="1.6748in" svg:height="0.8323in" svg:x="0.4252in" svg:y="0in"><text:p><text:span text:style-name="T5"><text:s text:c="28"/></text:span><text:span text:style-name="T5">3</text:span><text:span text:style-name="T3">m</text:span><text:span text:style-name="T5"> <text:s/></text:span></text:p><text:p><text:span text:style-name="T5">1</text:span><text:span text:style-name="T3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1" draw:style-name="gr8" svg:width="1.1016in" svg:height="0.7287in" svg:x="2.8728in" svg:y="0.0327in"><text:p><text:span text:style-name="T5"><text:s text:c="28"/></text:span><text:span text:style-name="T5">5</text:span><text:span text:style-name="T3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3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80959557073810" text:continue-numbering="true" text:style-name="L52">
        <text:list-item>
          <text:p text:style-name="P2">Angel is hiking in the desert, where he walks <text:span text:style-name="T4">2</text:span> mile<text:span text:style-name="T4">s</text:span> to the east, then <text:span text:style-name="T4">1</text:span> miles north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80960060427009" text:continue-numbering="true" text:style-name="L52">
        <text:list-item>
          <text:list>
            <text:list-item>
              <text:p text:style-name="P2">How far is Angel from where he starte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959834546720" text:continue-numbering="true" text:style-name="L52">
        <text:list-item>
          <text:list>
            <text:list-item>
              <text:p text:style-name="P2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959357332859" text:continue-numbering="true" text:style-name="L52">
        <text:list-item>
          <text:p text:style-name="P2">Hazel is flying in a plane at <text:span text:style-name="T4">35</text:span>0 m/s to the north. <text:s/>The wind is blowing at <text:span text:style-name="T4">120</text:span> m/s to the east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960011636159" text:continue-numbering="true" text:style-name="L52">
        <text:list-item>
          <text:list>
            <text:list-item>
              <text:p text:style-name="P2">What is Hazel’s resultant speed?</text:p>
            </text:list-item>
          </text:list>
        </text:list-item>
      </text:list>
      <text:p text:style-name="P3"/>
      <text:p text:style-name="P3"/>
      <text:p text:style-name="P3"/>
      <text:list xml:id="list80959896958463" text:continue-numbering="true" text:style-name="L52">
        <text:list-item>
          <text:list>
            <text:list-item>
              <text:p text:style-name="P2">What angle will Hazel’s plane go (measured from north)?</text:p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11-09T08:09:58.796841572" text:date-adjust="PT24H00M00S">11/10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8:06:06.097018979</meta:creation-date>
    <meta:editing-duration>PT3M52S</meta:editing-duration>
    <meta:editing-cycles>3</meta:editing-cycles>
    <meta:generator>LibreOffice/4.3.7.2$Linux_X86_64 LibreOffice_project/430$Build-2</meta:generator>
    <dc:date>2015-11-09T08:09:58.761546603</dc:date>
    <meta:document-statistic meta:table-count="0" meta:image-count="2" meta:object-count="0" meta:page-count="2" meta:paragraph-count="21" meta:word-count="232" meta:character-count="1245" meta:non-whitespace-character-count="1002"/>
  </office:meta>
</office:document-meta>
</file>